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frac>
      <mn>1</mn>
      <mrow>
        <mi>n</mi>
        <mrow>
          <mspace width="2em"/>
          <mo stretchy="false">−</mo>
          <mspace width="2em"/>
        </mrow>
        <mn>1</mn>
      </mrow>
    </mfrac>
    <annotation encoding="StarMath 5.0">1 over { n ~-~ 1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08:50:40.377000000</meta:creation-date>
    <dc:date>2014-12-09T08:51:10.411000000</dc:date>
    <meta:editing-duration>PT30S</meta:editing-duration>
    <meta:editing-cycles>1</meta:editing-cycles>
    <meta:generator>LibreOffice/4.3.4.1$Windows_x86 LibreOffice_project/bc356b2f991740509f321d70e4512a6a54c5f243</meta:generator>
  </office:meta>
</office:document-meta>
</file>